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officeooo:rsid="002b30c9" officeooo:paragraph-rsid="002b30c9" style:font-size-asian="17.5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officeooo:rsid="002eed42" officeooo:paragraph-rsid="002eed42" style:font-size-asian="17.5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officeooo:rsid="002b30c9" officeooo:paragraph-rsid="002b30c9" style:font-size-asian="13.1000003814697pt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officeooo:rsid="002bc5a7" officeooo:paragraph-rsid="002bc5a7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rsid="002ca4d6" officeooo:paragraph-rsid="002ca4d6" style:font-size-asian="13.1000003814697pt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2eed42" officeooo:paragraph-rsid="002eed42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style:style style:name="T4" style:family="text">
      <style:text-properties officeooo:rsid="002bc5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2771600448" text:style-name="L1">
        <text:list-item>
          <text:p text:style-name="P3"><text:span text:style-name="T1">15.04.23</text:span> <text:s/>na ten dzień działa:</text:p>
          <text:list>
            <text:list-header>
              <text:p text:style-name="P12">Komunikacja przez port szeregowy</text:p>
              <text:p text:style-name="P12">skonstruowane jest główne okno aplikacji.</text:p>
            </text:list-header>
            <text:list-item>
              <text:p text:style-name="P13">Stworzono działające rysowanie silosów, </text:p>
            </text:list-item>
            <text:list-item>
              <text:p text:style-name="P13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23">Planowanie wyglądu alarmów i projektowanie ikonek. </text:p>
            </text:list-item>
            <text:list-item>
              <text:p text:style-name="P23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24">Przepisanie dokmunetnacji do plików cpp</text:p>
            </text:list-item>
            <text:list-item>
              <text:p text:style-name="P25">uporządkowanie wyswieltania się ikonek w sekcji alarmy all_param</text:p>
            </text:list-item>
            <text:list-item>
              <text:p text:style-name="P26">przeniesienie rysowania <text:span text:style-name="T2">obrysu</text:span> silosa do klasy Silos_position</text:p>
            </text:list-item>
            <text:list-item>
              <text:p text:style-name="P27">Zaimplementowanie metod do rysowania wypelniani<text:span text:style-name="T3">a (silosy na pierwszej karice)</text:span></text:p>
            </text:list-item>
            <text:list-item>
              <text:p text:style-name="P25">Stworzenie nowej klasy All_param_draw</text:p>
              <text:list>
                <text:list-item>
                  <text:p text:style-name="P25">rysuje w niej wypełnienie </text:p>
                </text:list-item>
                <text:list-item>
                  <text:p text:style-name="P25">„wąsy”</text:p>
                </text:list-item>
                <text:list-item>
                  <text:p text:style-name="P25">ikonki temp i wilgotnosci</text:p>
                </text:list-item>
                <text:list-item>
                  <text:p text:style-name="P25">wartosci temp i wigotonsic</text:p>
                </text:list-item>
              </text:list>
            </text:list-item>
            <text:list-item>
              <text:p text:style-name="P28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7">27.04</text:p>
          <text:list>
            <text:list-item>
              <text:p text:style-name="P14">Stworzenie slotu w all param silos 1</text:p>
            </text:list-item>
            <text:list-item>
              <text:p text:style-name="P14">stworzenei klasy data, która przechwyje dane z portu szeregowego. Jest też argumetem dla klasy Main_window, aby przekazac tam te dane </text:p>
            </text:list-item>
            <text:list-item>
              <text:p text:style-name="P15">Uruchomienie w nowym wątku odczytywania danych z portu szeregowego. </text:p>
            </text:list-item>
            <text:list-item>
              <text:p text:style-name="P15">Rekonstrukcja klasy Main_window tak aby jako argument przybierala również wskaźnik na objekt typu Data</text:p>
            </text:list-item>
            <text:list-item>
              <text:p text:style-name="P15">napisanie slotu aktualizującego dane w Main_window</text:p>
            </text:list-item>
            <text:list-item>
              <text:p text:style-name="P15">połaczenie go z sugnałem z timera </text:p>
            </text:list-item>
            <text:list-item>
              <text:p text:style-name="P15">NIE DZIAŁA</text:p>
            </text:list-item>
          </text:list>
        </text:list-item>
        <text:list-item>
          <text:p text:style-name="P8">28.04. </text:p>
          <text:list>
            <text:list-item>
              <text:p text:style-name="P16"><text:soft-page-break/>Naprawiono wyświetlanie parametórw na pierwszym silosie w zakładce all param, zamiast akutalizować bufor był on stale powioększnay.</text:p>
            </text:list-item>
            <text:list-item>
              <text:p text:style-name="P17">Porządki w kodzie.</text:p>
            </text:list-item>
          </text:list>
        </text:list-item>
        <text:list-item>
          <text:p text:style-name="P9">04.05</text:p>
          <text:list>
            <text:list-item>
              <text:p text:style-name="P18">Ujednolicenie klas cusomowych (wcześniej na 2 silosy były 2 klasy customowe co było bez sensu bo były <text:s/>takie same).</text:p>
            </text:list-item>
            <text:list-item>
              <text:p text:style-name="P18">Stworzenie klasy Temp_draw i Temp_silos. Pierwsza odpowiada za dostarczenie metod rysujących gradiet, druga odpowiada za przeciązenie painEvent.</text:p>
            </text:list-item>
            <text:list-item>
              <text:p text:style-name="P18">Utworzenie klasy State_of_alrams, przechowywującej info o wartościach alarmów.</text:p>
            </text:list-item>
            <text:list-item>
              <text:p text:style-name="P18">Jak przekazywać te alarmy między widgetami silosów?</text:p>
            </text:list-item>
            <text:list-item>
              <text:p text:style-name="P18">Co powinien zawierać customowy widget przedstawiający sekcje alarmów na każdej zakładce?</text:p>
            </text:list-item>
            <text:list-item>
              <text:p text:style-name="P18">Zaprojektowanie okienka do ustawień alarmów temperatury.</text:p>
            </text:list-item>
            <text:list-item>
              <text:p text:style-name="P18">Gdzie je tworzyć ? Customowy widget od alarmów? Trzeba to przemyśleć.</text:p>
            </text:list-item>
          </text:list>
        </text:list-item>
        <text:list-item>
          <text:p text:style-name="P10">05.06 </text:p>
          <text:list>
            <text:list-item>
              <text:p text:style-name="P19">Ukończenie pracy z okienkiem przeznaczonym do ustawiania alarmów temperatury. Tworzone jest w Main_window i tam obsługiwane.</text:p>
            </text:list-item>
            <text:list-item>
              <text:p text:style-name="P19">Napisanie odpowiednich slotów w Main_window służących do obsługi wyświetlania alarmów na widgetach od alarmów. Zrobiono temperature.</text:p>
            </text:list-item>
            <text:list-item>
              <text:p text:style-name="P19">Napisać animacje ikonek</text:p>
            </text:list-item>
            <text:list-item>
              <text:p text:style-name="P19">Wszystko w Main_window. To dobrze? Tak najłatwiej</text:p>
            </text:list-item>
            <text:list-item>
              <text:p text:style-name="P19">Napisać rysowanie gradientu <text:span text:style-name="T4">temperatury</text:span>w zależnośći od alarmów.</text:p>
            </text:list-item>
            <text:list-item>
              <text:p text:style-name="P20">Wszyskie fukcje kopiowane pod silos 2. może jakieś szablony? Jest sens? Idk.</text:p>
            </text:list-item>
            <text:list-item>
              <text:p text:style-name="P21">Napisano funkcje interpolującą kolory gradientu w zależności od bierzącej temperatury i wartosći alarmów – działa. </text:p>
            </text:list-item>
            <text:list-item>
              <text:p text:style-name="P21">Podlączono obsługę ustawiania alarmów pod 2 silos.</text:p>
            </text:list-item>
            <text:list-item>
              <text:p text:style-name="P21">Zmodyfikowano klasę State_of_alarms w taki sposób, że w konstrutorze pobiera dane o wartościach alarmów ze specjalnego pliku, w destruktorze je zapisuje.</text:p>
            </text:list-item>
            <text:list-item>
              <text:p text:style-name="P21">Ukończono prace nad Zakładką Tempertatura.</text:p>
            </text:list-item>
            <text:list-item>
              <text:p text:style-name="P21">Zacząc myśleć o internacjonalizacji.</text:p>
            </text:list-item>
          </text:list>
        </text:list-item>
        <text:list-item>
          <text:p text:style-name="P11">08.05</text:p>
          <text:list>
            <text:list-item>
              <text:p text:style-name="P22">Stworzenie klasy Temp_settings_window, do której wsadzono wszelkie ustawienia związane z okienkiem pojawiającym się przy ustawianiu wartości alarmów temperatury.</text:p>
            </text:list-item>
            <text:list-item>
              <text:p text:style-name="P22"><text:soft-page-break/>Dalsze tworzenie backendowych klas w celu odciązenia Main_window.</text:p>
              <text:p text:style-name="P18"/>
              <text:list>
                <text:list-header>
                  <text:p text:style-name="P25"/>
                </text:list-header>
              </text:list>
            </text:list-item>
          </text:list>
        </text:list-item>
      </text:list>
      <text:p text:style-name="P2"/>
      <text:p text:style-name="P2"/>
      <text:list xml:id="list2834173420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08T02:17:47.532770994</dc:date>
    <meta:editing-duration>PT2H34M38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486" meta:character-count="3368" meta:non-whitespace-character-count="2973"/>
  </office:meta>
</office:document-meta>
</file>